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17.51cm" svg:x2="5.445cm" svg:y2="18.78cm">
          <text:p/>
        </draw:line>
        <draw:line draw:style-name="gr1" draw:text-style-name="P2" draw:layer="layout" svg:x1="10.525cm" svg:y1="6.95cm" svg:x2="10.525cm" svg:y2="8.22cm">
          <text:p/>
        </draw:line>
        <draw:line draw:style-name="gr1" draw:text-style-name="P2" draw:layer="layout" svg:x1="10.525cm" svg:y1="4.61cm" svg:x2="10.525cm" svg:y2="5.915cm">
          <text:p/>
        </draw:line>
        <draw:custom-shape draw:style-name="gr2" draw:text-style-name="P3" draw:layer="layout" svg:width="3.175cm" svg:height="1.27cm" svg:x="8.92cm" svg:y="1.305cm">
          <text:p text:style-name="P2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91cm" svg:height="1.27cm" svg:x="8.62cm" svg:y="3.745cm">
          <text:p text:style-name="P2"><text:span text:style-name="T1">Init devi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8.72cm" svg:y="5.95cm">
          <text:p text:style-name="P2"><text:span text:style-name="T1">Init SD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3.81cm" svg:height="1.27cm" svg:x="8.62cm" svg:y="8.25cm">
          <text:p text:style-name="P2"><text:span text:style-name="T1">Mount Fat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5" draw:layer="layout" svg:width="3.81cm" svg:height="1.27cm" svg:x="8.62cm" svg:y="10.55cm">
          <text:p text:style-name="P2"><text:span text:style-name="T1">Display Play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041cm" svg:height="1.199cm" svg:x="12.74cm" svg:y="3.681cm">
          <draw:text-box>
            <text:p><text:span text:style-name="T2">Initialize SPI, LCD,</text:span></text:p>
            <text:p><text:span text:style-name="T2"><text:s/></text:span><text:span text:style-name="T2">DAC, Keys, Ports</text:span></text:p>
          </draw:text-box>
        </draw:frame>
        <draw:custom-shape draw:style-name="gr2" draw:text-style-name="P1" draw:id="id1" draw:layer="layout" svg:width="4.445cm" svg:height="2.54cm" svg:x="8.245cm" svg:y="12.835cm">
          <text:p text:style-name="P2"><text:span text:style-name="T2">Key P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3.81cm" svg:height="1.27cm" svg:x="14.56cm" svg:y="14.875cm">
          <text:p text:style-name="P2"><text:span text:style-name="T2">Display Next so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445cm" svg:height="1.27cm" svg:x="3.205cm" svg:y="14.84cm">
          <text:p text:style-name="P2"><text:span text:style-name="T2">Play Displayed</text:span></text:p>
          <text:p text:style-name="P2"><text:span text:style-name="T2"><text:s/></text:span><text:span text:style-name="T2">song Sample</text:span>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svg:x1="12.69cm" svg:y1="14.105cm" svg:x2="16.465cm" svg:y2="14.875cm" draw:start-shape="id1" draw:start-glue-point="7" draw:end-shape="id2" draw:end-glue-point="0" svg:d="m12690 14105h3775v770">
          <text:p/>
        </draw:connector>
        <draw:connector draw:style-name="gr1" draw:text-style-name="P2" draw:layer="layout" svg:x1="8.245cm" svg:y1="14.105cm" svg:x2="5.427cm" svg:y2="14.84cm" draw:start-shape="id1" draw:start-glue-point="5" draw:end-shape="id3" draw:end-glue-point="0" svg:d="m8245 14105h-2818v735">
          <text:p/>
        </draw:connector>
        <draw:connector draw:style-name="gr1" draw:text-style-name="P2" draw:layer="layout" svg:x1="10.525cm" svg:y1="9.52cm" svg:x2="10.525cm" svg:y2="10.55cm" draw:start-shape="id4" draw:start-glue-point="2" draw:end-shape="id5" draw:end-glue-point="0" svg:d="m10525 9520v1030">
          <text:p/>
        </draw:connector>
        <draw:line draw:style-name="gr1" draw:text-style-name="P2" draw:layer="layout" svg:x1="10.525cm" svg:y1="2.605cm" svg:x2="10.525cm" svg:y2="3.875cm">
          <text:p/>
        </draw:line>
        <draw:line draw:style-name="gr1" draw:text-style-name="P2" draw:id="id11" draw:layer="layout" svg:x1="10.525cm" svg:y1="11.795cm" svg:x2="10.525cm" svg:y2="12.835cm">
          <text:p/>
        </draw:line>
        <draw:custom-shape draw:style-name="gr2" draw:text-style-name="P1" draw:id="id6" draw:layer="layout" svg:width="5.715cm" svg:height="2.205cm" svg:x="2.57cm" svg:y="18.785cm">
          <text:p text:style-name="P2"><text:span text:style-name="T2">Wait 0.123ms &amp; </text:span></text:p>
          <text:p text:style-name="P2"><text:span text:style-name="T2">Key p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2" draw:layer="layout" svg:x1="5.445cm" svg:y1="16.145cm" svg:x2="5.445cm" svg:y2="16.875cm">
          <text:p/>
        </draw:line>
        <draw:connector draw:style-name="gr1" draw:text-style-name="P2" draw:layer="layout" svg:x1="8.285cm" svg:y1="19.887cm" svg:x2="7.65cm" svg:y2="15.475cm" draw:start-shape="id6" draw:start-glue-point="7" draw:end-shape="id3" svg:d="m8285 19887h501v-4412h-1136">
          <text:p/>
        </draw:connector>
        <draw:frame draw:style-name="gr4" draw:text-style-name="P4" draw:layer="layout" svg:width="1.905cm" svg:height="0.725cm" svg:x="1.97cm" svg:y="20.05cm">
          <draw:text-box>
            <text:p><text:span text:style-name="T2">Key1</text:span></text:p>
          </draw:text-box>
        </draw:frame>
        <draw:frame draw:style-name="gr3" draw:text-style-name="P4" draw:layer="layout" svg:width="1.162cm" svg:height="0.725cm" svg:x="7.758cm" svg:y="18.92cm">
          <draw:text-box>
            <text:p><text:span text:style-name="T2">No </text:span></text:p>
          </draw:text-box>
        </draw:frame>
        <draw:custom-shape draw:style-name="gr2" draw:text-style-name="P1" draw:id="id7" draw:layer="layout" svg:width="4.445cm" svg:height="2.54cm" svg:x="1.7cm" svg:y="23.225cm">
          <text:p text:style-name="P2"><text:span text:style-name="T2">Key P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.57cm" svg:y1="19.887cm" svg:x2="3.923cm" svg:y2="23.225cm" draw:start-shape="id6" draw:start-glue-point="5" draw:end-shape="id7" draw:end-glue-point="4" svg:d="m2570 19887h-502v2221h1855v1117">
          <text:p/>
        </draw:connector>
        <draw:frame draw:style-name="gr4" draw:text-style-name="P4" draw:layer="layout" svg:width="1.27cm" svg:height="0.725cm" svg:x="5.315cm" svg:y="22.225cm">
          <draw:text-box>
            <text:p><text:span text:style-name="T2">No</text:span></text:p>
          </draw:text-box>
        </draw:frame>
        <draw:connector draw:style-name="gr1" draw:text-style-name="P1" draw:layer="layout" svg:x1="1.7cm" svg:y1="24.495cm" svg:x2="3.205cm" svg:y2="15.475cm" draw:start-shape="id7" draw:start-glue-point="5" draw:end-shape="id3" draw:end-glue-point="3" svg:d="m1700 24495h-502v-9020h2007">
          <text:p/>
        </draw:connector>
        <draw:connector draw:style-name="gr1" draw:text-style-name="P1" draw:layer="layout" svg:x1="6.145cm" svg:y1="24.495cm" svg:x2="3.867cm" svg:y2="22.32cm" draw:start-shape="id7" draw:start-glue-point="7" svg:d="m6145 24495h501v-2175h-2779">
          <text:p/>
        </draw:connector>
        <draw:frame draw:style-name="gr3" draw:text-style-name="P4" draw:layer="layout" svg:width="1.471cm" svg:height="0.725cm" svg:x="1cm" svg:y="23.225cm">
          <draw:text-box>
            <text:p><text:span text:style-name="T2">Key1</text:span></text:p>
          </draw:text-box>
        </draw:frame>
        <draw:custom-shape draw:style-name="gr2" draw:text-style-name="P1" draw:id="id8" draw:layer="layout" svg:width="3.81cm" svg:height="1.27cm" svg:x="8.62cm" svg:y="25.095cm">
          <text:p text:style-name="P2"><text:span text:style-name="T2">STOP So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923cm" svg:y1="25.765cm" svg:x2="8.62cm" svg:y2="25.73cm" draw:start-shape="id7" draw:start-glue-point="6" draw:end-shape="id8" draw:end-glue-point="3" svg:d="m3923 25765v502h3460v-537h1237">
          <text:p/>
        </draw:connector>
        <draw:connector draw:style-name="gr1" draw:text-style-name="P1" draw:layer="layout" draw:line-skew="-0.738cm" svg:x1="5.427cm" svg:y1="20.99cm" svg:x2="10.525cm" svg:y2="25.095cm" draw:start-shape="id6" draw:start-glue-point="6" draw:end-shape="id8" draw:end-glue-point="0" svg:d="m5427 20990v1315h5098v2790">
          <text:p/>
        </draw:connector>
        <draw:frame draw:style-name="gr3" draw:text-style-name="P4" draw:layer="layout" svg:width="1.471cm" svg:height="0.725cm" svg:x="5.445cm" svg:y="20.595cm">
          <draw:text-box>
            <text:p><text:span text:style-name="T2">Key2</text:span></text:p>
          </draw:text-box>
        </draw:frame>
        <draw:connector draw:style-name="gr1" draw:text-style-name="P1" draw:layer="layout" svg:x1="12.43cm" svg:y1="25.73cm" svg:x2="14.56cm" svg:y2="15.51cm" draw:start-shape="id8" draw:start-glue-point="1" draw:end-shape="id2" draw:end-glue-point="3" svg:d="m12430 25730h1065v-10220h1065">
          <text:p/>
        </draw:connector>
        <draw:frame draw:style-name="gr3" draw:text-style-name="P4" draw:layer="layout" svg:width="1.471cm" svg:height="0.725cm" svg:x="2.48cm" svg:y="25.64cm">
          <draw:text-box>
            <text:p><text:span text:style-name="T2">Key2</text:span></text:p>
          </draw:text-box>
        </draw:frame>
        <draw:frame draw:style-name="gr3" draw:text-style-name="P4" draw:layer="layout" svg:width="1.912cm" svg:height="0.725cm" svg:x="2.263cm" svg:y="21.12cm">
          <draw:text-box>
            <text:p><text:span text:style-name="T2">PAUSE</text:span></text:p>
          </draw:text-box>
        </draw:frame>
        <draw:frame draw:style-name="gr3" draw:text-style-name="P4" draw:layer="layout" svg:width="1.649cm" svg:height="0.725cm" svg:x="7.606cm" svg:y="21.23cm">
          <draw:text-box>
            <text:p><text:span text:style-name="T2">STOP</text:span></text:p>
          </draw:text-box>
        </draw:frame>
        <draw:frame draw:style-name="gr3" draw:text-style-name="P4" draw:layer="layout" svg:width="1.649cm" svg:height="0.725cm" svg:x="4.547cm" svg:y="25.565cm">
          <draw:text-box>
            <text:p><text:span text:style-name="T2">STOP</text:span></text:p>
          </draw:text-box>
        </draw:frame>
        <draw:custom-shape draw:style-name="gr2" draw:text-style-name="P1" draw:id="id9" draw:layer="layout" svg:width="4.445cm" svg:height="2.54cm" svg:x="14.27cm" svg:y="18.11cm">
          <text:p text:style-name="P2"><text:span text:style-name="T2">Key P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id="id10" draw:layer="layout" svg:x1="16.465cm" svg:y1="16.145cm" svg:x2="16.493cm" svg:y2="18.11cm" draw:start-shape="id2" draw:start-glue-point="2" draw:end-shape="id9" draw:end-glue-point="4" svg:d="m16465 16145v983h28v982">
          <text:p/>
        </draw:connector>
        <draw:connector draw:style-name="gr1" draw:text-style-name="P1" draw:layer="layout" svg:x1="18.715cm" svg:y1="19.38cm" svg:x2="16.479cm" svg:y2="17.128cm" draw:start-shape="id9" draw:start-glue-point="7" draw:end-shape="id10" draw:end-glue-point="0" svg:d="m18715 19380h501v-2252h-2737">
          <text:p/>
        </draw:connector>
        <draw:connector draw:style-name="gr1" draw:text-style-name="P1" draw:layer="layout" draw:line-skew="-1.107cm" svg:x1="14.27cm" svg:y1="19.38cm" svg:x2="7.65cm" svg:y2="15.475cm" draw:start-shape="id9" draw:start-glue-point="5" draw:end-shape="id3" draw:end-glue-point="1" svg:d="m14270 19380h-4418v-3905h-2202">
          <text:p/>
        </draw:connector>
        <draw:connector draw:style-name="gr1" draw:text-style-name="P1" draw:layer="layout" draw:line-skew="0cm 0.834cm" svg:x1="16.493cm" svg:y1="20.65cm" svg:x2="18.37cm" svg:y2="15.51cm" draw:start-shape="id9" draw:start-glue-point="6" draw:end-shape="id2" draw:end-glue-point="1" svg:d="m16493 20650v502h3557v-5642h-1680">
          <text:p/>
        </draw:connector>
        <draw:frame draw:style-name="gr3" draw:text-style-name="P4" draw:layer="layout" svg:width="1.044cm" svg:height="0.725cm" svg:x="18.136cm" svg:y="17.22cm">
          <draw:text-box>
            <text:p><text:span text:style-name="T2">No</text:span></text:p>
          </draw:text-box>
        </draw:frame>
        <draw:frame draw:style-name="gr3" draw:text-style-name="P4" draw:layer="layout" svg:width="1.471cm" svg:height="0.725cm" svg:x="18.145cm" svg:y="20.395cm">
          <draw:text-box>
            <text:p><text:span text:style-name="T2">Key2</text:span></text:p>
          </draw:text-box>
        </draw:frame>
        <draw:frame draw:style-name="gr3" draw:text-style-name="P4" draw:layer="layout" svg:width="1.471cm" svg:height="0.725cm" svg:x="11.16cm" svg:y="18.69cm">
          <draw:text-box>
            <text:p><text:span text:style-name="T2">Key1</text:span></text:p>
          </draw:text-box>
        </draw:frame>
        <draw:frame draw:style-name="gr3" draw:text-style-name="P4" draw:layer="layout" svg:width="2.297cm" svg:height="0.725cm" svg:x="12.765cm" svg:y="1.635cm">
          <draw:text-box>
            <text:p><text:span text:style-name="T2">Power up</text:span></text:p>
          </draw:text-box>
        </draw:frame>
        <draw:frame draw:style-name="gr3" draw:text-style-name="P4" draw:layer="layout" svg:width="4.384cm" svg:height="0.725cm" svg:x="12.765cm" svg:y="6.08cm">
          <draw:text-box>
            <text:p><text:span text:style-name="T2">Check SD card Type</text:span></text:p>
          </draw:text-box>
        </draw:frame>
        <draw:frame draw:style-name="gr4" draw:text-style-name="P4" draw:layer="layout" svg:width="1.905cm" svg:height="0.725cm" svg:x="6.08cm" svg:y="13.265cm">
          <draw:text-box>
            <text:p><text:span text:style-name="T2">Key1</text:span></text:p>
          </draw:text-box>
        </draw:frame>
        <draw:frame draw:style-name="gr3" draw:text-style-name="P4" draw:layer="layout" svg:width="1.471cm" svg:height="0.725cm" svg:x="13.499cm" svg:y="13.41cm">
          <draw:text-box>
            <text:p><text:span text:style-name="T2">Key2</text:span></text:p>
          </draw:text-box>
        </draw:frame>
        <draw:connector draw:style-name="gr5" draw:text-style-name="P1" draw:layer="layout" svg:x1="10.468cm" svg:y1="15.375cm" svg:x2="10.525cm" svg:y2="12.315cm" draw:start-shape="id1" draw:start-glue-point="6" draw:end-shape="id11" draw:end-glue-point="1" svg:d="m10468 15375v502h2723v-3562h-2666">
          <text:p/>
        </draw:connector>
        <draw:frame draw:style-name="gr3" draw:text-style-name="P4" draw:layer="layout" svg:width="1.162cm" svg:height="0.725cm" svg:x="11.268cm" svg:y="15.08cm">
          <draw:text-box>
            <text:p><text:span text:style-name="T2">No </text:span></text:p>
          </draw:text-box>
        </draw:frame>
        <draw:frame draw:style-name="gr3" draw:text-style-name="P4" draw:layer="layout" svg:width="1.56cm" svg:height="0.725cm" svg:x="3.25cm" svg:y="14cm">
          <draw:text-box>
            <text:p><text:span text:style-name="T2">PLAY</text:span></text:p>
          </draw:text-box>
        </draw:frame>
        <draw:frame draw:style-name="gr3" draw:text-style-name="P4" draw:layer="layout" svg:width="2.458cm" svg:height="0.725cm" svg:x="16.768cm" svg:y="14cm">
          <draw:text-box>
            <text:p><text:span text:style-name="T2">PLAYLIST</text:span></text:p>
          </draw:text-box>
        </draw:frame>
        <draw:custom-shape draw:style-name="gr2" draw:text-style-name="P1" draw:id="id12" draw:layer="layout" svg:width="3.175cm" svg:height="1.27cm" svg:x="3.875cm" svg:y="16.81cm">
          <text:p text:style-name="P2"><text:span text:style-name="T2">Song E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162cm" svg:height="0.725cm" svg:x="5.558cm" svg:y="18.021cm">
          <draw:text-box>
            <text:p><text:span text:style-name="T2">No </text:span></text:p>
          </draw:text-box>
        </draw:frame>
        <draw:connector draw:style-name="gr1" draw:text-style-name="P1" draw:layer="layout" svg:x1="7.05cm" svg:y1="17.445cm" svg:x2="13.467cm" svg:y2="16.553cm" draw:start-shape="id12" draw:start-glue-point="7" svg:d="m7050 17445h3459v-892h2958">
          <text:p/>
        </draw:connector>
        <draw:frame draw:style-name="gr3" draw:text-style-name="P4" draw:layer="layout" svg:width="1.196cm" svg:height="0.725cm" svg:x="6.789cm" svg:y="16.785cm">
          <draw:text-box>
            <text:p><text:span text:style-name="T2">Yes</text:span></text:p>
          </draw:text-box>
        </draw:frame>
        <draw:frame draw:style-name="gr3" draw:layer="layout" svg:width="6.42cm" svg:height="1.673cm" svg:x="1.726cm" svg:y="1.943cm">
          <draw:text-box>
            <text:p><text:s text:c="4"/>FLOW CHART</text:p>
            <text:p>(main Program Flow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ghanad Shingate</meta:initial-creator>
    <meta:creation-date>2011-04-13T08:47:43</meta:creation-date>
    <dc:date>2011-04-14T00:20:36</dc:date>
    <dc:creator>Meghanad Shingate</dc:creator>
    <meta:editing-duration>PT01H13M34S</meta:editing-duration>
    <meta:editing-cycles>17</meta:editing-cycles>
    <meta:generator>OpenOffice.org/3.2$Linux OpenOffice.org_project/320m19$Build-9505</meta:generator>
    <meta:document-statistic meta:object-count="58"/>
  </office:meta>
</office:document-meta>
</file>